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066d774" officeooo:paragraph-rsid="0066d774" style:font-weight-asian="normal" style:font-weight-complex="normal"/>
    </style:style>
    <style:style style:name="P22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3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122177" officeooo:paragraph-rsid="007b6d5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71373a" officeooo:paragraph-rsid="007b6d5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4d3b5" officeooo:paragraph-rsid="0123f7a7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6281ba" officeooo:paragraph-rsid="00ff8499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09625b" officeooo:paragraph-rsid="0109625b" style:font-weight-asian="normal" style:font-weight-complex="normal"/>
    </style:style>
    <style:style style:name="P62" style:family="paragraph" style:parent-style-name="Standard" style:list-style-name="L7">
      <style:text-properties fo:font-weight="normal" officeooo:rsid="010a0df1" officeooo:paragraph-rsid="010a0df1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0a0df1" officeooo:paragraph-rsid="010ad889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0ca638" officeooo:paragraph-rsid="010ca638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0ca638" officeooo:paragraph-rsid="010d650b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0c259f" officeooo:paragraph-rsid="010c259f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0eef5d" officeooo:paragraph-rsid="010eef5d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0f46df" officeooo:paragraph-rsid="010f46df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0f46df" officeooo:paragraph-rsid="01110b02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110b02" officeooo:paragraph-rsid="01110b02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183e26" officeooo:paragraph-rsid="01183e26" style:font-weight-asian="normal" style:font-weight-complex="normal"/>
    </style:style>
    <style:style style:name="P72" style:family="paragraph" style:parent-style-name="Standard" style:list-style-name="L8">
      <style:text-properties fo:font-weight="normal" officeooo:rsid="00728792" officeooo:paragraph-rsid="00728792" style:font-weight-asian="normal" style:font-weight-complex="normal"/>
    </style:style>
    <style:style style:name="P73" style:family="paragraph" style:parent-style-name="Standard" style:list-style-name="L8">
      <style:text-properties fo:font-weight="normal" officeooo:rsid="0079b0d6" officeooo:paragraph-rsid="0079b0d6" style:font-weight-asian="normal" style:font-weight-complex="normal"/>
    </style:style>
    <style:style style:name="P74" style:family="paragraph" style:parent-style-name="Standard" style:list-style-name="L8">
      <style:text-properties fo:font-weight="normal" officeooo:rsid="00d6c055" officeooo:paragraph-rsid="00d6c055" style:font-weight-asian="normal" style:font-weight-complex="normal"/>
    </style:style>
    <style:style style:name="P75" style:family="paragraph" style:parent-style-name="Standard" style:list-style-name="L8">
      <style:text-properties fo:font-weight="normal" officeooo:rsid="00f22463" officeooo:paragraph-rsid="00f22463" style:font-weight-asian="normal" style:font-weight-complex="normal"/>
    </style:style>
    <style:style style:name="P76" style:family="paragraph" style:parent-style-name="Standard" style:list-style-name="L8">
      <style:text-properties fo:font-weight="normal" officeooo:rsid="00f62176" officeooo:paragraph-rsid="00f62176" style:font-weight-asian="normal" style:font-weight-complex="normal"/>
    </style:style>
    <style:style style:name="P77" style:family="paragraph" style:parent-style-name="Standard" style:list-style-name="WW8Num3">
      <style:text-properties officeooo:paragraph-rsid="00122177"/>
    </style:style>
    <style:style style:name="P78" style:family="paragraph" style:parent-style-name="Standard" style:list-style-name="WW8Num3">
      <style:text-properties officeooo:paragraph-rsid="011e533b"/>
    </style:style>
    <style:style style:name="P79" style:family="paragraph" style:parent-style-name="Standard" style:list-style-name="L3">
      <style:text-properties officeooo:paragraph-rsid="0014ad49"/>
    </style:style>
    <style:style style:name="P80" style:family="paragraph" style:parent-style-name="Standard" style:list-style-name="L3">
      <style:text-properties officeooo:rsid="003e9a16" officeooo:paragraph-rsid="003e9a16"/>
    </style:style>
    <style:style style:name="P81" style:family="paragraph" style:parent-style-name="Standard" style:list-style-name="L3">
      <style:text-properties officeooo:rsid="003e9a16" officeooo:paragraph-rsid="00ff0f12"/>
    </style:style>
    <style:style style:name="P82" style:family="paragraph" style:parent-style-name="Standard" style:list-style-name="L3">
      <style:text-properties officeooo:rsid="001a4008" officeooo:paragraph-rsid="00ff0f12"/>
    </style:style>
    <style:style style:name="P83" style:family="paragraph" style:parent-style-name="Standard" style:list-style-name="L3">
      <style:text-properties officeooo:rsid="001c0015" officeooo:paragraph-rsid="001c0015"/>
    </style:style>
    <style:style style:name="P84" style:family="paragraph" style:parent-style-name="Standard" style:list-style-name="L3">
      <style:text-properties officeooo:rsid="001c0015" officeooo:paragraph-rsid="004ea70a"/>
    </style:style>
    <style:style style:name="P85" style:family="paragraph" style:parent-style-name="Standard" style:list-style-name="L3">
      <style:text-properties officeooo:rsid="0122ead9" officeooo:paragraph-rsid="0122ead9"/>
    </style:style>
    <style:style style:name="P86" style:family="paragraph" style:parent-style-name="Standard" style:list-style-name="L3">
      <style:text-properties officeooo:rsid="00209aed" officeooo:paragraph-rsid="00a59f49"/>
    </style:style>
    <style:style style:name="P87" style:family="paragraph" style:parent-style-name="Standard" style:list-style-name="L3">
      <style:text-properties officeooo:rsid="004302ef" officeooo:paragraph-rsid="004302ef"/>
    </style:style>
    <style:style style:name="P88" style:family="paragraph" style:parent-style-name="Standard" style:list-style-name="L4">
      <style:text-properties officeooo:rsid="004302ef" officeooo:paragraph-rsid="004302ef"/>
    </style:style>
    <style:style style:name="P89" style:family="paragraph" style:parent-style-name="Standard" style:list-style-name="L4">
      <style:text-properties officeooo:rsid="004302ef" officeooo:paragraph-rsid="00459a91"/>
    </style:style>
    <style:style style:name="P90" style:family="paragraph" style:parent-style-name="Standard" style:list-style-name="L4">
      <style:text-properties officeooo:rsid="004302ef" officeooo:paragraph-rsid="0044c1b5"/>
    </style:style>
    <style:style style:name="P91" style:family="paragraph" style:parent-style-name="Standard" style:list-style-name="L4">
      <style:text-properties officeooo:rsid="004302ef" officeooo:paragraph-rsid="00471253"/>
    </style:style>
    <style:style style:name="P92" style:family="paragraph" style:parent-style-name="Standard" style:list-style-name="L3">
      <style:text-properties officeooo:rsid="00d71905" officeooo:paragraph-rsid="00d71905"/>
    </style:style>
    <style:style style:name="P93" style:family="paragraph" style:parent-style-name="Standard" style:list-style-name="L3">
      <style:text-properties officeooo:rsid="0119233a" officeooo:paragraph-rsid="0119233a"/>
    </style:style>
    <style:style style:name="P94" style:family="paragraph" style:parent-style-name="Standard" style:list-style-name="L3">
      <style:text-properties officeooo:rsid="011afcfc" officeooo:paragraph-rsid="011c5865"/>
    </style:style>
    <style:style style:name="P95" style:family="paragraph" style:parent-style-name="Standard" style:list-style-name="L4">
      <style:text-properties officeooo:rsid="00474863" officeooo:paragraph-rsid="00474863"/>
    </style:style>
    <style:style style:name="P9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97" style:family="paragraph" style:parent-style-name="Text_20_body" style:list-style-name="L1">
      <style:text-properties officeooo:rsid="001011a1" officeooo:paragraph-rsid="007f1808"/>
    </style:style>
    <style:style style:name="P98" style:family="paragraph" style:parent-style-name="Text_20_body" style:list-style-name="L2">
      <style:text-properties officeooo:rsid="00520377" officeooo:paragraph-rsid="00520377"/>
    </style:style>
    <style:style style:name="P99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00" style:family="paragraph" style:parent-style-name="Text_20_body" style:list-style-name="L9">
      <style:text-properties fo:font-weight="normal" officeooo:rsid="0083694a" officeooo:paragraph-rsid="00871459" style:font-weight-asian="normal" style:font-weight-complex="normal"/>
    </style:style>
    <style:style style:name="P101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102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103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104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105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106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107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108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109" style:family="paragraph" style:parent-style-name="Text_20_body" style:list-style-name="L12">
      <style:text-properties officeooo:rsid="00a21249" officeooo:paragraph-rsid="00a21249"/>
    </style:style>
    <style:style style:name="P110" style:family="paragraph" style:parent-style-name="Text_20_body" style:list-style-name="L12">
      <style:text-properties officeooo:rsid="00b5833a" officeooo:paragraph-rsid="00b5833a"/>
    </style:style>
    <style:style style:name="P111" style:family="paragraph" style:parent-style-name="Text_20_body" style:list-style-name="L12">
      <style:text-properties officeooo:rsid="0104e51c" officeooo:paragraph-rsid="0104e51c"/>
    </style:style>
    <style:style style:name="P112" style:family="paragraph" style:parent-style-name="Text_20_body" style:list-style-name="L13">
      <style:text-properties officeooo:rsid="00b706b9" officeooo:paragraph-rsid="00b706b9"/>
    </style:style>
    <style:style style:name="P113" style:family="paragraph" style:parent-style-name="Text_20_body" style:list-style-name="L13">
      <style:text-properties officeooo:rsid="01068eee" officeooo:paragraph-rsid="01068eee"/>
    </style:style>
    <style:style style:name="P114" style:family="paragraph" style:parent-style-name="Text_20_body" style:list-style-name="L14">
      <style:text-properties officeooo:rsid="00b70785" officeooo:paragraph-rsid="00b70785"/>
    </style:style>
    <style:style style:name="P115" style:family="paragraph" style:parent-style-name="Text_20_body" style:list-style-name="L14">
      <style:text-properties officeooo:rsid="00b70785" officeooo:paragraph-rsid="00c2d0ab"/>
    </style:style>
    <style:style style:name="P116" style:family="paragraph" style:parent-style-name="Text_20_body" style:list-style-name="L14">
      <style:text-properties officeooo:rsid="00b79d8c" officeooo:paragraph-rsid="00b79d8c"/>
    </style:style>
    <style:style style:name="P117" style:family="paragraph" style:parent-style-name="Text_20_body" style:list-style-name="L14">
      <style:text-properties officeooo:rsid="00b89307" officeooo:paragraph-rsid="00b89307"/>
    </style:style>
    <style:style style:name="P118" style:family="paragraph" style:parent-style-name="Text_20_body" style:list-style-name="L15">
      <style:text-properties officeooo:rsid="00b90f86" officeooo:paragraph-rsid="00b90f86"/>
    </style:style>
    <style:style style:name="P119" style:family="paragraph" style:parent-style-name="Text_20_body" style:list-style-name="L16">
      <style:text-properties officeooo:rsid="00ba512d" officeooo:paragraph-rsid="00ba512d"/>
    </style:style>
    <style:style style:name="P120" style:family="paragraph" style:parent-style-name="Text_20_body" style:list-style-name="L17">
      <style:text-properties officeooo:rsid="00bc36e1" officeooo:paragraph-rsid="00bc36e1"/>
    </style:style>
    <style:style style:name="P121" style:family="paragraph" style:parent-style-name="Text_20_body" style:list-style-name="L18">
      <style:text-properties officeooo:rsid="00bd4ce9" officeooo:paragraph-rsid="00bd4ce9"/>
    </style:style>
    <style:style style:name="P122" style:family="paragraph" style:parent-style-name="Text_20_body" style:list-style-name="L18">
      <style:text-properties officeooo:rsid="00c00656" officeooo:paragraph-rsid="00c00656"/>
    </style:style>
    <style:style style:name="P123" style:family="paragraph" style:parent-style-name="Text_20_body" style:list-style-name="L18">
      <style:text-properties officeooo:rsid="01078320" officeooo:paragraph-rsid="01078320"/>
    </style:style>
    <style:style style:name="P124" style:family="paragraph" style:parent-style-name="Text_20_body" style:list-style-name="L19">
      <style:text-properties officeooo:rsid="00c29e8a" officeooo:paragraph-rsid="00c29e8a"/>
    </style:style>
    <style:style style:name="P125" style:family="paragraph" style:parent-style-name="Text_20_body" style:list-style-name="L20">
      <style:text-properties officeooo:rsid="00c34487" officeooo:paragraph-rsid="00c34487"/>
    </style:style>
    <style:style style:name="P126" style:family="paragraph" style:parent-style-name="Text_20_body" style:list-style-name="L20">
      <style:text-properties officeooo:rsid="00c55f63" officeooo:paragraph-rsid="00c55f63"/>
    </style:style>
    <style:style style:name="P127" style:family="paragraph" style:parent-style-name="Heading_20_1">
      <style:text-properties officeooo:paragraph-rsid="00594363"/>
    </style:style>
    <style:style style:name="P12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29" style:family="paragraph" style:parent-style-name="Heading_20_1">
      <style:paragraph-properties fo:break-before="page"/>
    </style:style>
    <style:style style:name="P130" style:family="paragraph" style:parent-style-name="Heading_20_2">
      <style:text-properties officeooo:rsid="00d21f4a" officeooo:paragraph-rsid="00d21f4a"/>
    </style:style>
    <style:style style:name="P131" style:family="paragraph" style:parent-style-name="Heading_20_2">
      <style:text-properties fo:font-weight="bold" style:font-weight-asian="bold" style:font-weight-complex="bold"/>
    </style:style>
    <style:style style:name="P132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33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bold" officeooo:rsid="01239dde" style:font-weight-asian="bold" style:font-weight-complex="bold"/>
    </style:style>
    <style:style style:name="T43" style:family="text">
      <style:text-properties fo:font-weight="bold" officeooo:rsid="0124ab16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4ad49" style:font-weight-asian="normal" style:font-weight-complex="normal"/>
    </style:style>
    <style:style style:name="T46" style:family="text">
      <style:text-properties fo:font-weight="normal" officeooo:rsid="00122177" style:font-weight-asian="normal" style:font-weight-complex="normal"/>
    </style:style>
    <style:style style:name="T47" style:family="text">
      <style:text-properties fo:font-weight="normal" officeooo:rsid="00192732" style:font-weight-asian="normal" style:font-weight-complex="normal"/>
    </style:style>
    <style:style style:name="T48" style:family="text">
      <style:text-properties fo:font-weight="normal" officeooo:rsid="001a82c1" style:font-weight-asian="normal" style:font-weight-complex="normal"/>
    </style:style>
    <style:style style:name="T49" style:family="text">
      <style:text-properties fo:font-weight="normal" officeooo:rsid="001de2dd" style:font-weight-asian="normal" style:font-weight-complex="normal"/>
    </style:style>
    <style:style style:name="T50" style:family="text">
      <style:text-properties fo:font-weight="normal" officeooo:rsid="0022fe75" style:font-weight-asian="normal" style:font-weight-complex="normal"/>
    </style:style>
    <style:style style:name="T51" style:family="text">
      <style:text-properties fo:font-weight="normal" officeooo:rsid="00268bab" style:font-weight-asian="normal" style:font-weight-complex="normal"/>
    </style:style>
    <style:style style:name="T52" style:family="text">
      <style:text-properties fo:font-weight="normal" officeooo:rsid="00285a01" style:font-weight-asian="normal" style:font-weight-complex="normal"/>
    </style:style>
    <style:style style:name="T53" style:family="text">
      <style:text-properties fo:font-weight="normal" officeooo:rsid="00323689" style:font-weight-asian="normal" style:font-weight-complex="normal"/>
    </style:style>
    <style:style style:name="T54" style:family="text">
      <style:text-properties fo:font-weight="normal" officeooo:rsid="003c8362" style:font-weight-asian="normal" style:font-weight-complex="normal"/>
    </style:style>
    <style:style style:name="T55" style:family="text">
      <style:text-properties fo:font-weight="normal" officeooo:rsid="003e9a16" style:font-weight-asian="normal" style:font-weight-complex="normal"/>
    </style:style>
    <style:style style:name="T56" style:family="text">
      <style:text-properties fo:font-weight="normal" officeooo:rsid="0044c1b5" style:font-weight-asian="normal" style:font-weight-complex="normal"/>
    </style:style>
    <style:style style:name="T57" style:family="text">
      <style:text-properties fo:font-weight="normal" officeooo:rsid="004302ef" style:font-weight-asian="normal" style:font-weight-complex="normal"/>
    </style:style>
    <style:style style:name="T58" style:family="text">
      <style:text-properties fo:font-weight="normal" officeooo:rsid="00471253" style:font-weight-asian="normal" style:font-weight-complex="normal"/>
    </style:style>
    <style:style style:name="T59" style:family="text">
      <style:text-properties fo:font-weight="normal" officeooo:rsid="0048cd16" style:font-weight-asian="normal" style:font-weight-complex="normal"/>
    </style:style>
    <style:style style:name="T60" style:family="text">
      <style:text-properties fo:font-weight="normal" officeooo:rsid="004a88a4" style:font-weight-asian="normal" style:font-weight-complex="normal"/>
    </style:style>
    <style:style style:name="T61" style:family="text">
      <style:text-properties fo:font-weight="normal" officeooo:rsid="004beee7" style:font-weight-asian="normal" style:font-weight-complex="normal"/>
    </style:style>
    <style:style style:name="T62" style:family="text">
      <style:text-properties fo:font-weight="normal" officeooo:rsid="004dac6e" style:font-weight-asian="normal" style:font-weight-complex="normal"/>
    </style:style>
    <style:style style:name="T63" style:family="text">
      <style:text-properties fo:font-weight="normal" officeooo:rsid="004ea70a" style:font-weight-asian="normal" style:font-weight-complex="normal"/>
    </style:style>
    <style:style style:name="T64" style:family="text">
      <style:text-properties fo:font-weight="normal" officeooo:rsid="00607f49" style:font-weight-asian="normal" style:font-weight-complex="normal"/>
    </style:style>
    <style:style style:name="T65" style:family="text">
      <style:text-properties fo:font-weight="normal" officeooo:rsid="00777d94" style:font-weight-asian="normal" style:font-weight-complex="normal"/>
    </style:style>
    <style:style style:name="T66" style:family="text">
      <style:text-properties fo:font-weight="normal" officeooo:rsid="00ee06de" style:font-weight-asian="normal" style:font-weight-complex="normal"/>
    </style:style>
    <style:style style:name="T67" style:family="text">
      <style:text-properties fo:font-weight="normal" officeooo:rsid="00ff0f12" style:font-weight-asian="normal" style:font-weight-complex="normal"/>
    </style:style>
    <style:style style:name="T68" style:family="text">
      <style:text-properties fo:font-weight="normal" officeooo:rsid="0109625b" style:font-weight-asian="normal" style:font-weight-complex="normal"/>
    </style:style>
    <style:style style:name="T69" style:family="text">
      <style:text-properties fo:font-weight="normal" officeooo:rsid="011c0142" style:font-weight-asian="normal" style:font-weight-complex="normal"/>
    </style:style>
    <style:style style:name="T70" style:family="text">
      <style:text-properties officeooo:rsid="001011a1"/>
    </style:style>
    <style:style style:name="T71" style:family="text">
      <style:text-properties officeooo:rsid="00102f77"/>
    </style:style>
    <style:style style:name="T72" style:family="text">
      <style:text-properties officeooo:rsid="0011305f"/>
    </style:style>
    <style:style style:name="T73" style:family="text">
      <style:text-properties officeooo:rsid="00177bb0"/>
    </style:style>
    <style:style style:name="T74" style:family="text">
      <style:text-properties officeooo:rsid="0022fe75"/>
    </style:style>
    <style:style style:name="T75" style:family="text">
      <style:text-properties officeooo:rsid="00268bab"/>
    </style:style>
    <style:style style:name="T76" style:family="text">
      <style:text-properties officeooo:rsid="00122177"/>
    </style:style>
    <style:style style:name="T77" style:family="text">
      <style:text-properties officeooo:rsid="00285a01"/>
    </style:style>
    <style:style style:name="T78" style:family="text">
      <style:text-properties officeooo:rsid="003bbf33"/>
    </style:style>
    <style:style style:name="T79" style:family="text">
      <style:text-properties officeooo:rsid="003c3022"/>
    </style:style>
    <style:style style:name="T80" style:family="text">
      <style:text-properties officeooo:rsid="0052adb4"/>
    </style:style>
    <style:style style:name="T81" style:family="text">
      <style:text-properties officeooo:rsid="0055727f"/>
    </style:style>
    <style:style style:name="T82" style:family="text">
      <style:text-properties officeooo:rsid="005e5762"/>
    </style:style>
    <style:style style:name="T83" style:family="text">
      <style:text-properties officeooo:rsid="0060e7d1"/>
    </style:style>
    <style:style style:name="T84" style:family="text">
      <style:text-properties officeooo:rsid="0068d232"/>
    </style:style>
    <style:style style:name="T85" style:family="text">
      <style:text-properties officeooo:rsid="0071373a"/>
    </style:style>
    <style:style style:name="T86" style:family="text">
      <style:text-properties officeooo:rsid="00744b17"/>
    </style:style>
    <style:style style:name="T87" style:family="text">
      <style:text-properties officeooo:rsid="00784d74"/>
    </style:style>
    <style:style style:name="T88" style:family="text">
      <style:text-properties officeooo:rsid="007d1894"/>
    </style:style>
    <style:style style:name="T89" style:family="text">
      <style:text-properties officeooo:rsid="00800ad5"/>
    </style:style>
    <style:style style:name="T90" style:family="text">
      <style:text-properties officeooo:rsid="00813b62"/>
    </style:style>
    <style:style style:name="T91" style:family="text">
      <style:text-properties officeooo:rsid="00860717"/>
    </style:style>
    <style:style style:name="T92" style:family="text">
      <style:text-properties officeooo:rsid="007e2fb1"/>
    </style:style>
    <style:style style:name="T93" style:family="text">
      <style:text-properties officeooo:rsid="0083694a"/>
    </style:style>
    <style:style style:name="T94" style:family="text">
      <style:text-properties officeooo:rsid="00894e33"/>
    </style:style>
    <style:style style:name="T95" style:family="text">
      <style:text-properties officeooo:rsid="008a349d"/>
    </style:style>
    <style:style style:name="T96" style:family="text">
      <style:text-properties officeooo:rsid="008b0016"/>
    </style:style>
    <style:style style:name="T97" style:family="text">
      <style:text-properties officeooo:rsid="008c94d2"/>
    </style:style>
    <style:style style:name="T98" style:family="text">
      <style:text-properties officeooo:rsid="008ddee7"/>
    </style:style>
    <style:style style:name="T99" style:family="text">
      <style:text-properties officeooo:rsid="0089f7f3"/>
    </style:style>
    <style:style style:name="T100" style:family="text">
      <style:text-properties officeooo:rsid="009085ea"/>
    </style:style>
    <style:style style:name="T101" style:family="text">
      <style:text-properties officeooo:rsid="0090cc8d"/>
    </style:style>
    <style:style style:name="T102" style:family="text">
      <style:text-properties officeooo:rsid="007f1808"/>
    </style:style>
    <style:style style:name="T103" style:family="text">
      <style:text-properties officeooo:rsid="0097d770"/>
    </style:style>
    <style:style style:name="T104" style:family="text">
      <style:text-properties officeooo:rsid="009de386"/>
    </style:style>
    <style:style style:name="T105" style:family="text">
      <style:text-properties officeooo:rsid="00a67a51"/>
    </style:style>
    <style:style style:name="T106" style:family="text">
      <style:text-properties officeooo:rsid="00a7f67b"/>
    </style:style>
    <style:style style:name="T107" style:family="text">
      <style:text-properties officeooo:rsid="00ac2cfc"/>
    </style:style>
    <style:style style:name="T108" style:family="text">
      <style:text-properties officeooo:rsid="00b01745"/>
    </style:style>
    <style:style style:name="T109" style:family="text">
      <style:text-properties officeooo:rsid="00b2ab33"/>
    </style:style>
    <style:style style:name="T110" style:family="text">
      <style:text-properties officeooo:rsid="00b473fb"/>
    </style:style>
    <style:style style:name="T111" style:family="text">
      <style:text-properties officeooo:rsid="00b5833a"/>
    </style:style>
    <style:style style:name="T112" style:family="text">
      <style:text-properties officeooo:rsid="00b70785"/>
    </style:style>
    <style:style style:name="T113" style:family="text">
      <style:text-properties officeooo:rsid="00b79d8c"/>
    </style:style>
    <style:style style:name="T114" style:family="text">
      <style:text-properties officeooo:rsid="00b90f86"/>
    </style:style>
    <style:style style:name="T115" style:family="text">
      <style:text-properties officeooo:rsid="00ba512d"/>
    </style:style>
    <style:style style:name="T116" style:family="text">
      <style:text-properties officeooo:rsid="00c2d0ab"/>
    </style:style>
    <style:style style:name="T117" style:family="text">
      <style:text-properties officeooo:rsid="00c5df94"/>
    </style:style>
    <style:style style:name="T118" style:family="text">
      <style:text-properties officeooo:rsid="00c76c81"/>
    </style:style>
    <style:style style:name="T119" style:family="text">
      <style:text-properties officeooo:rsid="00c96efb"/>
    </style:style>
    <style:style style:name="T120" style:family="text">
      <style:text-properties officeooo:rsid="00d9bcca"/>
    </style:style>
    <style:style style:name="T121" style:family="text">
      <style:text-properties officeooo:rsid="00dc7de4"/>
    </style:style>
    <style:style style:name="T122" style:family="text">
      <style:text-properties officeooo:rsid="00e26449"/>
    </style:style>
    <style:style style:name="T123" style:family="text">
      <style:text-properties officeooo:rsid="0037c81c"/>
    </style:style>
    <style:style style:name="T124" style:family="text">
      <style:text-properties officeooo:rsid="00e7cf88"/>
    </style:style>
    <style:style style:name="T125" style:family="text">
      <style:text-properties officeooo:rsid="00ec68da"/>
    </style:style>
    <style:style style:name="T126" style:family="text">
      <style:text-properties officeooo:rsid="00ef317b"/>
    </style:style>
    <style:style style:name="T127" style:family="text">
      <style:text-properties officeooo:rsid="00f0de1a"/>
    </style:style>
    <style:style style:name="T128" style:family="text">
      <style:text-properties officeooo:rsid="00ff8499"/>
    </style:style>
    <style:style style:name="T129" style:family="text">
      <style:text-properties officeooo:rsid="010103e6"/>
    </style:style>
    <style:style style:name="T130" style:family="text">
      <style:text-properties officeooo:rsid="01023564"/>
    </style:style>
    <style:style style:name="T131" style:family="text">
      <style:text-properties officeooo:rsid="0105d717"/>
    </style:style>
    <style:style style:name="T132" style:family="text">
      <style:text-properties officeooo:rsid="01078320"/>
    </style:style>
    <style:style style:name="T133" style:family="text">
      <style:text-properties officeooo:rsid="0109625b"/>
    </style:style>
    <style:style style:name="T134" style:family="text">
      <style:text-properties officeooo:rsid="010a0df1"/>
    </style:style>
    <style:style style:name="T135" style:family="text">
      <style:text-properties officeooo:rsid="010ad889"/>
    </style:style>
    <style:style style:name="T136" style:family="text">
      <style:text-properties officeooo:rsid="010c259f"/>
    </style:style>
    <style:style style:name="T137" style:family="text">
      <style:text-properties officeooo:rsid="010d650b"/>
    </style:style>
    <style:style style:name="T138" style:family="text">
      <style:text-properties officeooo:rsid="01110b02"/>
    </style:style>
    <style:style style:name="T139" style:family="text">
      <style:text-properties officeooo:rsid="0112ff3f"/>
    </style:style>
    <style:style style:name="T140" style:family="text">
      <style:text-properties officeooo:rsid="01140896"/>
    </style:style>
    <style:style style:name="T141" style:family="text">
      <style:text-properties officeooo:rsid="011454f7"/>
    </style:style>
    <style:style style:name="T142" style:family="text">
      <style:text-properties officeooo:rsid="01174acf"/>
    </style:style>
    <style:style style:name="T143" style:family="text">
      <style:text-properties officeooo:rsid="00419756"/>
    </style:style>
    <style:style style:name="T144" style:family="text">
      <style:text-properties officeooo:rsid="011ffed5"/>
    </style:style>
    <style:style style:name="T145" style:family="text">
      <style:text-properties officeooo:rsid="01214d62"/>
    </style:style>
    <style:style style:name="T146" style:family="text">
      <style:text-properties officeooo:rsid="01218f76"/>
    </style:style>
    <style:style style:name="T147" style:family="text">
      <style:text-properties officeooo:rsid="01238596"/>
    </style:style>
    <style:style style:name="T148" style:family="text">
      <style:text-properties officeooo:rsid="0123976a"/>
    </style:style>
    <style:style style:name="T149" style:family="text">
      <style:text-properties officeooo:rsid="01239dde"/>
    </style:style>
    <style:style style:name="T150" style:family="text">
      <style:text-properties officeooo:rsid="0123f167"/>
    </style:style>
    <style:style style:name="T151" style:family="text">
      <style:text-properties officeooo:rsid="0124ab16"/>
    </style:style>
    <style:style style:name="T152" style:family="text">
      <style:text-properties officeooo:rsid="0126e3d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text:tab/></text:p>
      <text:p text:style-name="P1"/>
      <text:p text:style-name="P1"><text:span text:style-name="T73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28" text:outline-level="1"/>
      <text:h text:style-name="P12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73">сервер для автономного сбора данных с устройств IoT и управления этими устройствами, а также</text:span> протокол взаимодействия <text:span text:style-name="T70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88">ini-</text:span>файле /etc/<text:span text:style-name="T71">wliotproxyd</text:span>.ini. <text:span text:style-name="T88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4559303628117803167" text:style-name="L1">
        <text:list-item>
          <text:p text:style-name="P97">Локальный UNIX-сокет "/tmp/wliotproxyd"</text:p>
        </text:list-item>
        <text:list-item>
          <text:p text:style-name="P97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30">с</text:span> <text:span text:style-name="T130">единичным </text:span>устройств<text:span text:style-name="T130">ом</text:span>. Для орг<text:span text:style-name="T44">анизации взаимодействия устройств на шине дополнительно вводятся следующие правила:</text:span></text:p>
      <text:list xml:id="list8564801398788120721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19">аргументов</text:span> ответного сообщения, <text:span text:style-name="T119">в том числе в сообщениях </text:span><text:span text:style-name="T32">ok</text:span><text:span text:style-name="T119">, </text:span><text:span text:style-name="T32">err</text:span><text:span text:style-name="T119"> и </text:span><text:span text:style-name="T32">cmdata</text:span><text:span text:style-name="T119">. В сообщениях, не предполагающих ответа, таких как </text:span><text:span text:style-name="T32">info</text:span><text:span text:style-name="T119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37001947696726547" text:style-name="WW8Num3">
        <text:list-item>
          <text:p text:style-name="P7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7"><text:span text:style-name="T76">Сообщение с данными для клиента (или от клиента). Заголовок — </text:span><text:span text:style-name="T2">cmdata</text:span><text:span text:style-name="T76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78">Сообщение синхронизации. Заголовок — <text:span text:style-name="T1">sync</text:span>. Предназначено для <text:span text:style-name="T143">проверки состояния канала связи с клиентом</text:span>. <text:span text:style-name="T143">В ответ на это сообщение клиент должен в течении 5 секунд вернуть сообщение </text:span><text:span text:style-name="T39">syncr</text:span><text:span text:style-name="T143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817727818463180027" text:style-name="L2">
        <text:list-item>
          <text:p text:style-name="P98">Команда аутентификации. Заголовок — <text:span text:style-name="T1">authenticate</text:span>. <text:span text:style-name="T140">Аргументы</text:span> — <text:span text:style-name="T126">имя пользователя и пароль</text:span>. <text:span text:style-name="T140">Возвращает идентификатор пользователя. </text:span>Команда необходима для подключения к удаленному серверу по tcp, <text:span text:style-name="T141">а так же для смены пользователя при подключении через unix socket</text:span>.</text:p>
        </text:list-item>
        <text:list-item>
          <text:p text:style-name="P99">Идентификация сервер<text:span text:style-name="T105">а</text:span>. Заголовок — <text:span text:style-name="T1">identify</text:span>. Сервер возвращает уникальный идентификатор <text:span text:style-name="T86">в формате UUID</text:span> и <text:span text:style-name="T106">свое</text:span> имя.</text:p>
        </text:list-item>
      </text:list>
      <text:h text:style-name="P130" text:outline-level="2"><text:bookmark-start text:name="__RefHeading___Toc637_1510394967"/>Управление устройствами<text:bookmark-end text:name="__RefHeading___Toc637_1510394967"/></text:h>
      <text:list xml:id="list4161318631218186315" text:style-name="L3">
        <text:list-item>
          <text:p text:style-name="P79"><text:span text:style-name="T72">Перечисление всех имеющихся в системе TTY устройств. Заголовок — </text:span><text:span text:style-name="T3">list_tty</text:span><text:span text:style-name="T72">. Аргументы отсутствуют. Список устройств передается на клиент сообщениями </text:span><text:span text:style-name="T2">cmdata</text:span><text:span text:style-name="T46">, </text:span><text:span text:style-name="T45">содержащими следующие аргументы: имя порта, серийный номер, производитель, </text:span><text:span text:style-name="T53">usb vendor id (число), usb product id (число)</text:span><text:span text:style-name="T45">. </text:span><text:span text:style-name="T47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80"><text:span text:style-name="T47">И</text:span><text:span text:style-name="T44">дентификация TTY устройства. Заголовок — </text:span><text:span text:style-name="T1">indentify_tty</text:span><text:span text:style-name="T44">. Аргумент — имя порта</text:span><text:span text:style-name="T48">. В случае успешной идентификации </text:span><text:span text:style-name="T60">клиенту в ответ возвращаются </text:span><text:span text:style-name="T48">идентификатор устройства, имя устройства </text:span><text:span text:style-name="T67">и опционально идентификатор типа устройства</text:span><text:span text:style-name="T48"> </text:span><text:span text:style-name="T67">(</text:span><text:span text:style-name="T60">в ответном </text:span><text:span text:style-name="T13">ok</text:span><text:span text:style-name="T60"> сообщении</text:span><text:span text:style-name="T67">)</text:span></text:p>
        </text:list-item>
        <text:list-item>
          <text:p text:style-name="P81"><text:span text:style-name="T47">И</text:span><text:span text:style-name="T48">дентификация T</text:span><text:span text:style-name="T65">CP</text:span><text:span text:style-name="T48"> устройства. Заголовок — </text:span><text:span text:style-name="T4">indentify_</text:span><text:span text:style-name="T19">tcp</text:span><text:span text:style-name="T48">. Аргумент — </text:span><text:span text:style-name="T65">IP адрес или имя хоста</text:span><text:span text:style-name="T48">. В случае успешной идентификации </text:span><text:span text:style-name="T60">клиенту в ответ возвращаются </text:span><text:span text:style-name="T48">идентификатор устройства, имя устройства </text:span><text:span text:style-name="T67">и опционально идентификатор типа устройства</text:span><text:span text:style-name="T48"> </text:span><text:span text:style-name="T60">(в ответном </text:span><text:span text:style-name="T13">ok</text:span><text:span text:style-name="T60"> сообщении)</text:span><text:span text:style-name="T48">.</text:span></text:p>
        </text:list-item>
        <text:list-item>
          <text:p text:style-name="P82"><text:span text:style-name="T55">Перечисление идентифицированных устройств</text:span><text:span text:style-name="T48">. Заголовок — </text:span><text:span text:style-name="T9">list_identified</text:span><text:span text:style-name="T48">. Аргумент</text:span><text:span text:style-name="T55">ы отсутствуют</text:span><text:span text:style-name="T48">. </text:span><text:span text:style-name="T55">Н</text:span><text:span text:style-name="T48">а клиент переда</text:span><text:span text:style-name="T62">ю</text:span><text:span text:style-name="T48">тся сообщени</text:span><text:span text:style-name="T62">я</text:span><text:span text:style-name="T48"> </text:span><text:span text:style-name="T4">cmdata</text:span><text:span text:style-name="T48"> с</text:span><text:span text:style-name="T55">о следующими</text:span><text:span text:style-name="T48"> аргументами</text:span><text:span text:style-name="T55">:</text:span><text:span text:style-name="T48"> идентификатор устройства, имя устройства, </text:span><text:span text:style-name="T67">идентификатор типа</text:span><text:span text:style-name="T55"> </text:span><text:span text:style-name="T66">устройства</text:span><text:span text:style-name="T55">, порт или сетевой адрес устройства</text:span><text:span text:style-name="T48">.</text:span></text:p>
        </text:list-item>
        <text:list-item>
          <text:p text:style-name="P83"><text:span text:style-name="T48">П</text:span><text:span text:style-name="T44">еречисление </text:span><text:span text:style-name="T51">датчиков</text:span><text:span text:style-name="T44"> устройства. Заголовок — </text:span><text:span text:style-name="T1">list_sensors</text:span><text:span text:style-name="T44">. Агрумент — идентификатор </text:span><text:span text:style-name="T52">или имя</text:span><text:span text:style-name="T44"> устройства. </text:span><text:span text:style-name="T49">Список портов передается на клиент </text:span><text:span text:style-name="T63">в ответном </text:span><text:span text:style-name="T15">ok</text:span><text:span text:style-name="T63"> сообщении</text:span><text:span text:style-name="T49">, содержащим аргумент — xml описание сенсоров.</text:span></text:p>
        </text:list-item>
        <text:list-item>
          <text:p text:style-name="P84"><text:span text:style-name="T54">Запрос описания интерфейса управления</text:span><text:span text:style-name="T49">. Заголовок — </text:span><text:span text:style-name="T5">list_</text:span><text:span text:style-name="T8">controls</text:span><text:span text:style-name="T49">. Агрумент — идентификатор </text:span><text:span text:style-name="T52">или имя</text:span><text:span text:style-name="T49"> устройства. </text:span><text:span text:style-name="T54">Описание интерфейса управления передается </text:span><text:span text:style-name="T49">на клиент </text:span><text:span text:style-name="T63">в ответном </text:span><text:span text:style-name="T15">ok</text:span><text:span text:style-name="T63"> сообщении</text:span><text:span text:style-name="T49">, содержащим аргумент — xml описание </text:span><text:span text:style-name="T54">интерфейса управления</text:span><text:span text:style-name="T49">.</text:span></text:p>
        </text:list-item>
        <text:list-item>
          <text:p text:style-name="P85"><text:span text:style-name="T49">З</text:span><text:span text:style-name="T44">апрос состояния устройства. Заголовок — </text:span><text:span text:style-name="T1">get_dev_state</text:span><text:span text:style-name="T44">. Аргумент — идентификатор или имя устройства. Возвращает состояние устройства аналогично команде </text:span><text:span text:style-name="T1">#state</text:span><text:span text:style-name="T44"> для самогол устройства.</text:span></text:p>
        </text:list-item>
        <text:list-item>
          <text:p text:style-name="P86"><text:span text:style-name="T44">Отправка команды устройству. Заголовок — </text:span><text:span text:style-name="T1">exec_command</text:span><text:span text:style-name="T44">. Аргументы — идентификатор </text:span><text:span text:style-name="T52">или имя</text:span><text:span text:style-name="T44"> устройства, команда, далее аргументы команды. </text:span><text:span text:style-name="T50">В случае ожидания возвращаемого значения на клиент </text:span><text:span text:style-name="T61">в аргументах сообщения </text:span><text:span text:style-name="T14">ok</text:span><text:span text:style-name="T61"> будут переданы аргументы, возвращенные устройством</text:span><text:span text:style-name="T50">.</text:span></text:p>
        </text:list-item>
        <text:list-item>
          <text:p text:style-name="P87"><text:span text:style-name="T44">Управление конфигурацией устройств. Заголовок — </text:span><text:span text:style-name="T1">devices_config</text:span><text:span text:style-name="T44">. Содержит вложенные команды. Управление конфигурацией устройств подробно описано ниже. </text:span><text:span text:style-name="T64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92"><text:span text:style-name="T64">З</text:span><text:span text:style-name="T44">апрос идентификатора устройства. Заголовок — </text:span><text:span text:style-name="T1">device_id</text:span><text:span text:style-name="T44">. Аргумент — </text:span><text:soft-page-break/><text:span text:style-name="T44">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93"><text:span text:style-name="T44">Запрос имен устройств. Заголовок — </text:span><text:span text:style-name="T1">dev_names</text:span><text:span text:style-name="T44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94"><text:span text:style-name="T44">Задание имени устройства. Заголовок — </text:span><text:span text:style-name="T1">set_dev_name</text:span><text:span text:style-name="T44">. Аргументы — идентификатор или старое имя устройства, </text:span><text:span text:style-name="T69">опционально </text:span><text:span text:style-name="T44">новое имя устройства. </text:span><text:span text:style-name="T69">Если новое имя не задано, сбрасывается ранее заданное. </text:span><text:span text:style-name="T44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</text:list>
      <text:p text:style-name="P16"/>
      <text:h text:style-name="P131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44">Управление конфигурацией устройств на сервере производится с помощью сообщения с заголовком </text:span><text:span text:style-name="T1">devices_config</text:span><text:span text:style-name="T44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4609141470502582487" text:style-name="L4">
        <text:list-item>
          <text:p text:style-name="P88"><text:span text:style-name="T44">Запрос списка фильтров tty устройств по имени порта. Команда — </text:span><text:span text:style-name="T1">get_tty_by_port_name</text:span><text:span text:style-name="T44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89"><text:span text:style-name="T44">Установка списка фильтров tty устройств по имени порта. Команда — </text:span><text:span text:style-name="T1">set_tty_by_port_name</text:span><text:span text:style-name="T44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90"><text:span text:style-name="T44">Запрос списка фильтров tty устройств по </text:span><text:span text:style-name="T56">VIP и PID USB устройства (для преобразователей USB-COM)</text:span><text:span text:style-name="T44">. Команда — </text:span><text:span text:style-name="T1">get_tty_by_</text:span><text:span text:style-name="T10">vid_pid</text:span><text:span text:style-name="T44">. Аргументы отсутствуют. Возвращает список фильтров по </text:span><text:span text:style-name="T56">VID и PID USB устройства, разделенных запятой</text:span><text:span text:style-name="T44">. </text:span><text:span text:style-name="T56">Каждый фильтр — пара VID:PID или только VID, все в нижнем регистре.</text:span><text:span text:style-name="T44"> Пример:<text:line-break/>"</text:span><text:span text:style-name="T56">1111:2222,3333,4444:5555</text:span><text:span text:style-name="T44">"</text:span></text:p>
        </text:list-item>
        <text:list-item>
          <text:p text:style-name="P89"><text:span text:style-name="T44">Установка списка фильтров tty устройств по </text:span><text:span text:style-name="T56">VIP и PID USB устройства</text:span><text:span text:style-name="T44">. Команда — </text:span><text:span text:style-name="T1">set_tty_by_</text:span><text:span text:style-name="T11">vid_pid</text:span><text:span text:style-name="T44">. Аргумент — список фильтров фильтров по </text:span><text:span text:style-name="T56">VID и PID USB устройства, разделенных запятой</text:span><text:span text:style-name="T44">.</text:span></text:p>
        </text:list-item>
        <text:list-item>
          <text:p text:style-name="P91"><text:span text:style-name="T44">Запрос списка </text:span><text:span text:style-name="T58">адресов tcp устройств</text:span><text:span text:style-name="T44">. Команда — </text:span><text:span text:style-name="T1">get_</text:span><text:span text:style-name="T12">tcp_by_address</text:span><text:span text:style-name="T44">. Аргументы отсутствуют. Возвращает список </text:span><text:span text:style-name="T58">адресов tcp устройств (IP-адрес или DNS имя хоста)</text:span><text:span text:style-name="T44">, разделенных запятой. Пример:<text:line-break/>"</text:span><text:span text:style-name="T58">192.168.1.1,example.com</text:span><text:span text:style-name="T44">"</text:span></text:p>
        </text:list-item>
        <text:list-item>
          <text:p text:style-name="P91"><text:span text:style-name="T44">Установка списка </text:span><text:span text:style-name="T58">адресов tcp устройств</text:span><text:span text:style-name="T44">. Команда — </text:span><text:span text:style-name="T1">set_t</text:span><text:span text:style-name="T12">cp_by_address</text:span><text:span text:style-name="T44">. Аргумент — список </text:span><text:span text:style-name="T58">адресов tcp устройств (IP-адрес или DNS имя хоста)</text:span><text:span text:style-name="T44">, разделенных запятой.</text:span></text:p>
        </text:list-item>
        <text:list-item>
          <text:p text:style-name="P95"><text:span text:style-name="T44">Включение/выключение автоматического поиска устройств в локальной сети. Команда <text:s text:c="3"/></text:span><text:span text:style-name="T57">— </text:span><text:span text:style-name="T1">set_detect_tcp_devices</text:span><text:span text:style-name="T44">. Аргумент — true|false или 1|0. </text:span><text:span text:style-name="T59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74">У</text:span>правление <text:span text:style-name="T82">хранилищами для данных сенсоров</text:span><text:bookmark-end text:name="__RefHeading___Toc641_1510394967"/></text:h>
      <text:list xml:id="list1059773537491866935" text:style-name="L5">
        <text:list-item>
          <text:p text:style-name="P35">Перечисление <text:span text:style-name="T75">хранилищ</text:span>. Заголовок — <text:span text:style-name="T6">list_storages</text:span><text:span text:style-name="T75">. Аргументы отсутствуют. Список хранилищ передается на клиент сообщениями </text:span><text:span text:style-name="T2">cmdata</text:span><text:span text:style-name="T76">, содержащими следующие </text:span><text:soft-page-break/><text:span text:style-name="T76">аргументы:</text:span></text:p>
          <text:list>
            <text:list-item>
              <text:p text:style-name="P36">идентификатор устройства</text:p>
            </text:list-item>
            <text:list-item>
              <text:p text:style-name="P36">имя устройства</text:p>
            </text:list-item>
            <text:list-item>
              <text:p text:style-name="P36">имя датчика</text:p>
            </text:list-item>
            <text:list-item>
              <text:p text:style-name="P36">тип значений <text:span text:style-name="T85">датчика</text:span></text:p>
            </text:list-item>
            <text:list-item>
              <text:p text:style-name="P36"><text:span text:style-name="T120">атрибуты датчика</text:span> в виде "key1=value1;key2=value2"</text:p>
            </text:list-item>
            <text:list-item>
              <text:p text:style-name="P36">тип хранилища (continuous, auto_sessions, last_n_values,memory)</text:p>
            </text:list-item>
            <text:list-item>
              <text:p text:style-name="P36">правило преобразования временной метки (dont_touch, add_gt, drop_time)</text:p>
            </text:list-item>
            <text:list-item>
              <text:p text:style-name="P38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0">Добавление <text:span text:style-name="T77">датчика в базу. Заголовок — </text:span><text:span text:style-name="T7">add_</text:span><text:span text:style-name="T21">storage</text:span><text:span text:style-name="T77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1">Удаление сенсора из базы. Заголовок — <text:span text:style-name="T1">remove_s</text:span><text:span text:style-name="T21">torage</text:span>. <text:s/><text:span text:style-name="T77">Аргументы: идентификатор или имя устройства, название датчика.</text:span></text:p>
        </text:list-item>
        <text:list-item>
          <text:p text:style-name="P42">Привязка сенсора к внешнему IoT сервису. Заголовок — <text:span text:style-name="T27">storage_</text:span><text:span text:style-name="T33">add_data_export</text:span>. Аргументы: <text:span text:style-name="T78">имя или идентификатор устройства, название датчика, </text:span>название <text:span text:style-name="T147">или идентификатор</text:span> сервиса. Далее идут параметры для сервиса в формате ключ:значение. <text:span text:style-name="T107">Если параметры отсутствуют, привязка удаляется.</text:span></text:p>
        </text:list-item>
        <text:list-item>
          <text:p text:style-name="P43"><text:span text:style-name="T122">Запрос п</text:span>ривязк<text:span text:style-name="T122">и</text:span> сенсора к внешнему IoT сервису. Заголовок — <text:span text:style-name="T27">storage_</text:span><text:span text:style-name="T33">get_data_export</text:span>. Аргументы: <text:span text:style-name="T78">имя или идентификатор устройства, название датчика, </text:span>название <text:span text:style-name="T148">или идентификатор</text:span> сервиса. <text:span text:style-name="T122">Если хранилище привязано к внешнему сервису, возвращаются параметры </text:span>в формате ключ:значение, <text:span text:style-name="T122">в противном случае возвращается ошибка.</text:span></text:p>
        </text:list-item>
        <text:list-item>
          <text:p text:style-name="P44">Запрос списка внешних сервисов, в которые экспортируются данные из хранилища. Заголовок — <text:span text:style-name="T1">storage_get_data_export_list</text:span>. Возвращается <text:span text:style-name="T150">список</text:span> сервисов <text:span text:style-name="T152">для экспорта данных, настроенных для хранилища,</text:span> <text:span text:style-name="T149">в виде пар идентификатор+название в сообщениях </text:span><text:span text:style-name="T42">cmdata</text:span>.</text:p>
        </text:list-item>
        <text:list-item>
          <text:p text:style-name="P45">Запрос списка доступных внешних сервисов для экспорта. Заголовок — <text:span text:style-name="T1">available_data_export_services</text:span>. <text:span text:style-name="T122">Возвращается список сервисов для экспорта данных в сообщениях </text:span><text:span text:style-name="T42">cmdata</text:span><text:span text:style-name="T149">, содержащих: идентификатор сервиса, название сервиса, список параметров для привязки в остальных аргументах.</text:span></text:p>
        </text:list-item>
        <text:list-item>
          <text:p text:style-name="P44">Установка и получение атрибута хранилища. Заголовки — <text:span text:style-name="T1">storage_get_attr</text:span>, <text:span text:style-name="T1">storage_set_attr</text:span>. <text:span text:style-name="T123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6">Перечисление сессий для сессионного хранилища. Заг<text:span text:style-name="T89">о</text:span>ловок — <text:span text:style-name="T1">session_list</text:span>. <text:span text:style-name="T90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7">Перечисление <text:span text:style-name="T100">атрибутов </text:span>сесси<text:span text:style-name="T100">и</text:span> для сессионного хранилища. Заг<text:span text:style-name="T89">о</text:span>ловок — <text:span text:style-name="T1">session_list_</text:span><text:span text:style-name="T22">attrs</text:span>. <text:span text:style-name="T90">Аргументы — идентификатор или имя устройства, название датчика и идентификатор сессии. </text:span>Список <text:span text:style-name="T100">атрибутов </text:span>сессий передается сообщениями <text:span text:style-name="T1">cmdata</text:span>, содержащими два параметра — <text:span text:style-name="T100">ключ</text:span> и <text:span text:style-name="T100">значение</text:span> <text:span text:style-name="T100">атрибута</text:span>.</text:p>
        </text:list-item>
        <text:list-item>
          <text:p text:style-name="P48"><text:span text:style-name="T101">Получения</text:span> <text:span text:style-name="T100">атрибута </text:span>сесси<text:span text:style-name="T100">и</text:span> для сессионного хранилища. Заг<text:span text:style-name="T89">о</text:span>ловок — <text:span text:style-name="T1">session_</text:span><text:span text:style-name="T23">get</text:span><text:span text:style-name="T1">_</text:span><text:span text:style-name="T22">attr</text:span>. <text:span text:style-name="T90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8"><text:span text:style-name="T101">Установка</text:span> <text:span text:style-name="T100">атрибута </text:span>сесси<text:span text:style-name="T100">и</text:span> для сессионного хранилища. Заг<text:span text:style-name="T89">о</text:span>ловок — <text:span text:style-name="T1">session_</text:span><text:span text:style-name="T23">set</text:span><text:span text:style-name="T1">_</text:span><text:span text:style-name="T22">attr</text:span>. <text:span text:style-name="T90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9"><text:soft-page-break/>Создание новой сесии. Заголовок — <text:span text:style-name="T1">session_create</text:span>. <text:span text:style-name="T102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0">Запуск ручной сессии. <text:span text:style-name="T102">Заголовок — </text:span><text:span text:style-name="T24">session_</text:span><text:span text:style-name="T1">start</text:span><text:span text:style-name="T102">. Аргументы — идентификатор или имя устройства, название датчика </text:span>и <text:span text:style-name="T121">идентификатор</text:span> сессии<text:span text:style-name="T102">. </text:span>Сессия открывается на запись и начинается сбор данных.</text:p>
        </text:list-item>
        <text:list-item>
          <text:p text:style-name="P50">Остановка ручной сессии. <text:span text:style-name="T102">Заголовок — </text:span><text:span text:style-name="T24">session_</text:span><text:span text:style-name="T29">stop</text:span><text:span text:style-name="T102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1"><text:span text:style-name="T118">Удаление</text:span> сессии. <text:span text:style-name="T102">Заголовок — </text:span><text:span text:style-name="T24">session_</text:span><text:span text:style-name="T31">remove</text:span><text:span text:style-name="T102">. Аргументы — идентификатор или имя устройства, название датчика </text:span>и <text:span text:style-name="T118">идентификатор</text:span> сессии<text:span text:style-name="T102">.</text:span></text:p>
        </text:list-item>
        <text:list-item>
          <text:p text:style-name="P52"><text:span text:style-name="T104">Продолжение</text:span> ручной сессии. <text:span text:style-name="T102">Заголовок — </text:span><text:span text:style-name="T24">session_</text:span><text:span text:style-name="T30">continue</text:span><text:span text:style-name="T102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3">Запрос идентификатора открытой для записи сессии. <text:span text:style-name="T102">Заголовок — </text:span><text:span text:style-name="T24">session_</text:span><text:span text:style-name="T25">get_</text:span><text:span text:style-name="T26">write_</text:span><text:span text:style-name="T25">id</text:span><text:span text:style-name="T102">. </text:span>Аргументы — <text:span text:style-name="T102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2668211162587616268" text:style-name="L6">
        <text:list-item>
          <text:p text:style-name="P54">Перечисление списка javascript-программ. Заголовок — <text:span text:style-name="T28">js_</text:span><text:span text:style-name="T1">list</text:span>. Возвращает список <text:span text:style-name="T81">javascript-файлов на стороне </text:span><text:s/><text:span text:style-name="T81">сервера.</text:span></text:p>
        </text:list-item>
        <text:list-item>
          <text:p text:style-name="P55"><text:span text:style-name="T80">Остановка, запуск и перезапуск javascript-программы для обработки данных</text:span>. Заголов<text:span text:style-name="T80">ки</text:span> — <text:span text:style-name="T28">js_</text:span><text:span text:style-name="T16">start</text:span><text:span text:style-name="T80">, </text:span><text:span text:style-name="T16">js_stop</text:span><text:span text:style-name="T80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87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1">личество отсчетов</text:span>. <text:span text:style-name="T99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3">Данные передаются в том же формате, как и в сообщениях от устройства (</text:span><text:span text:style-name="T17">meas</text:span><text:span text:style-name="T83">).</text:span></text:p>
        </text:list-item>
        <text:list-item>
          <text:p text:style-name="P58">Запрос данных из локального хранилища <text:span text:style-name="T127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1">личество отсчетов</text:span>. <text:span text:style-name="T99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3">Данные передаются в том же формате, как и в сообщениях от устройства (</text:span><text:span text:style-name="T17">meas</text:span><text:span text:style-name="T34">b</text:span><text:span text:style-name="T83">).</text:span></text:p>
        </text:list-item>
        <text:list-item>
          <text:p text:style-name="P59">"Подключение" виртуального устройства. Заголовок — <text:span text:style-name="T1">register_virtual_device</text:span>. Аргументы — идентификатор <text:span text:style-name="T128">устройства</text:span>, имя устройства <text:span text:style-name="T128">и опционально идентификатор типа устройства</text:span>.</text:p>
        </text:list-item>
        <text:list-item>
          <text:p text:style-name="P60">Подписка/<text:span text:style-name="T84">отписка</text:span> на данные от датчика из хранилища. <text:span text:style-name="T84">Заголовки — </text:span><text:span text:style-name="T18">subscribe</text:span><text:span text:style-name="T84">/</text:span><text:span text:style-name="T18">unsubscribe</text:span><text:span text:style-name="T84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84">, содержащее идентификатор устройства, название датчика и значение в том же формате, как и от устройства.</text:span></text:p>
        </text:list-item>
      </text:list>
      <text:p text:style-name="P21"/>
      <text:h text:style-name="Heading_20_2" text:outline-level="2"><text:soft-page-break/>Управление политик<text:span text:style-name="T133">ой</text:span> доступа</text:h>
      <text:p text:style-name="P25"><text:span text:style-name="T44">Управление </text:span><text:span text:style-name="T68">политикой доступа</text:span><text:span text:style-name="T44"> на сервере производится с помощью сообщения с заголовком </text:span><text:span text:style-name="T35">apm</text:span><text:span text:style-name="T44">. Аргументы сообщения содержат вложенную команду и ее собственные аргументы. Пример:</text:span></text:p>
      <text:p text:style-name="P17">"<text:span text:style-name="T133">apm</text:span>|<text:span text:style-name="T133">user|list</text:span>\n"</text:p>
      <text:p text:style-name="P23">Некоторые команды доступны только при наличии соответствующих разрешений.</text:p>
      <text:p text:style-name="P22">Описание команд:</text:p>
      <text:list xml:id="list8390769049626575546" text:style-name="L7">
        <text:list-item>
          <text:p text:style-name="P61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61">Запрос списка пользователей. Заголовок — <text:span text:style-name="T1">list</text:span>. Аргументы отсутствуют. <text:span text:style-name="T144">Список пользователей передается сообщениями </text:span><text:span text:style-name="T40">cmdata</text:span><text:span text:style-name="T144">, в каждом из которых содержится идентификатор пользователя и его имя.</text:span></text:p>
            </text:list-item>
            <text:list-item>
              <text:p text:style-name="P61">Создание пользователя. Заголовок — <text:span text:style-name="T1">create</text:span>. Аргументы — <text:span text:style-name="T134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61">Смена своего пароля. Заголовок — <text:span text:style-name="T1">passwd</text:span>. Аргумент<text:span text:style-name="T134">ы</text:span> — <text:span text:style-name="T134">старый пароль, </text:span>новый пароль.</text:p>
            </text:list-item>
            <text:list-item>
              <text:p text:style-name="P62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64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64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62">Управление группами пользователей. Заголовок — <text:span text:style-name="T1">grp</text:span>. Подкоманды:</text:p>
          <text:list>
            <text:list-item>
              <text:p text:style-name="P62">Запрос списка групп. Заголовок — <text:span text:style-name="T1">list</text:span>. <text:span text:style-name="T145">Каждая группа передается в сообщении </text:span><text:span text:style-name="T40">cmdata</text:span><text:span text:style-name="T144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62">Создание группы. Заголовок — <text:span text:style-name="T1">create</text:span>. Аргумент — уникальное название группы. <text:span text:style-name="T142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62">Удаление группы. Заголовок — <text:span text:style-name="T1">del</text:span>. Аргумент — название группы.</text:p>
            </text:list-item>
            <text:list-item>
              <text:p text:style-name="P62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36">ы</text:span> — <text:span text:style-name="T136">название группы и </text:span>имя пользователя.</text:p>
            </text:list-item>
            <text:list-item>
              <text:p text:style-name="P62">Получение списка имен пользователей в группе. Заголовок — <text:span text:style-name="T1">list_users</text:span>. <text:span text:style-name="T136">Аргумент — название группы.</text:span> Возвращает список имен пользователей в группе.</text:p>
            </text:list-item>
            <text:list-item>
              <text:p text:style-name="P63">Запрос имени модератора группы. <text:span text:style-name="T135">Заголовок — </text:span><text:span text:style-name="T36">get_moder</text:span><text:span text:style-name="T135">. Аргумент — название группы. Возвращает имя пользователя-модератора группы.</text:span></text:p>
            </text:list-item>
            <text:list-item>
              <text:p text:style-name="P66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65">Получение идентификатора <text:span text:style-name="T137">группы</text:span> по <text:span text:style-name="T137">названию</text:span>. Заголовок — <text:span text:style-name="T37">g</text:span><text:span text:style-name="T1">id</text:span>. Аргумент — <text:span text:style-name="T137">название группы</text:span>. Возвращает идентификатор <text:span text:style-name="T137">группы</text:span>.</text:p>
            </text:list-item>
            <text:list-item>
              <text:p text:style-name="P65">Получение <text:span text:style-name="T137">названия</text:span> <text:span text:style-name="T137">группы</text:span> по идентификатору. Заголовок — <text:span text:style-name="T1">name</text:span>. Аргумент — идентификатор <text:span text:style-name="T137">группы</text:span>. Возвращает <text:span text:style-name="T137">название</text:span> <text:span text:style-name="T137">группы</text:span>.</text:p>
            </text:list-item>
          </text:list>
        </text:list-item>
        <text:list-item>
          <text:p text:style-name="P67">Управление устройствами. Заголовок — <text:span text:style-name="T1">dev</text:span>. Подкоманды:</text:p>
          <text:list>
            <text:list-item>
              <text:p text:style-name="P68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69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46">Передается последовательность сообщений </text:span><text:span text:style-name="T41">cmdata</text:span><text:span text:style-name="T146">, содержащих: символ '</text:span><text:span text:style-name="T38">u</text:span><text:span text:style-name="T138">' или '</text:span><text:span text:style-name="T38">g</text:span><text:span text:style-name="T138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</text:span><text:soft-page-break/><text:span text:style-name="T138">набор символов, каждому из который соответствует правило (</text:span><text:span text:style-name="T38">r</text:span><text:span text:style-name="T138"> — чтение данных из хранилищ, </text:span><text:span text:style-name="T38">m</text:span><text:span text:style-name="T138"> — управление хранилищами, </text:span><text:span text:style-name="T38">s</text:span><text:span text:style-name="T138"> — чтение состояния устройства, </text:span><text:span text:style-name="T38">e</text:span><text:span text:style-name="T138"> 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70">Задание правила доступа. Заголовок — <text:span text:style-name="T1">set_rule</text:span>. Аргументы: <text:span text:style-name="T139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71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3596884497041277730" text:style-name="L8">
        <text:list-item>
          <text:p text:style-name="P72">Идентификация устройства. Заголовок — <text:span text:style-name="T1">device_identified</text:span>. Аргументы — идентификатор <text:span text:style-name="T125">устройства,</text:span> имя устройства, <text:span text:style-name="T129">опционально идентификатор</text:span> <text:span text:style-name="T125">типа устройства</text:span>.</text:p>
        </text:list-item>
        <text:list-item>
          <text:p text:style-name="P72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73">Добавление хранилища для датчика — <text:span text:style-name="T1">storage_created</text:span>. Агрументы: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85">датчика</text:span></text:p>
            </text:list-item>
            <text:list-item>
              <text:p text:style-name="P37">ограничения значений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73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74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75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76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32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<text:soft-page-break/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79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27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92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33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93">Свойства</text:span>:<text:bookmark-end text:name="__RefHeading___Toc1283_945740794"/></text:h>
      <text:list xml:id="list4061929361791408565" text:style-name="L9">
        <text:list-item>
          <text:p text:style-name="P100"><text:span text:style-name="T108">S</text:span>ensorsDatabase — <text:span text:style-name="T94">объект, предоставляющий доступ к</text:span> баз<text:span text:style-name="T94">е</text:span> <text:span text:style-name="T95">хранилищ </text:span>датчиков</text:p>
        </text:list-item>
        <text:list-item>
          <text:p text:style-name="P100"><text:span text:style-name="T108">D</text:span>evices — <text:span text:style-name="T94">объект, предоставляющий доступ к списку подключенных</text:span> устройств</text:p>
        </text:list-item>
      </text:list>
      <text:h text:style-name="P133" text:outline-level="2"><text:bookmark-start text:name="__RefHeading___Toc1065_3042225372"/><text:soft-page-break/>Объект script.<text:span text:style-name="T109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4756867360550162715" text:style-name="L10">
        <text:list-item>
          <text:p text:style-name="P101">isOpened — возвращает true/false, в зависимости от того, открыта ли база <text:span text:style-name="T96">или нет</text:span></text:p>
        </text:list-item>
        <text:list-item>
          <text:p text:style-name="P102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02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02">StorageId id — идентификатор хранилища</text:p>
            </text:list-item>
          </text:list>
        </text:list-item>
        <text:list-item>
          <text:p text:style-name="P104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03">или </text:span>null в случае ошибки<text:line-break/>Параметры:</text:p>
          <text:list>
            <text:list-item>
              <text:p text:style-name="P104">Объект, описывающий создаваемое хранилище. Должен содержать следующие <text:span text:style-name="T97">свойства</text:span>:</text:p>
              <text:list>
                <text:list-item>
                  <text:p text:style-name="P104">String deviceId — идентификатор устройства (строка в формате UUID)</text:p>
                </text:list-item>
                <text:list-item>
                  <text:p text:style-name="P105">String sensorName — <text:span text:style-name="T97">название датчика</text:span></text:p>
                </text:list-item>
                <text:list-item>
                  <text:p text:style-name="P104">String storeMode — <text:span text:style-name="T98">режим хранения данных ("continuous", "manual_sessions", "memory" или "last_n_values")</text:span></text:p>
                </text:list-item>
                <text:list-item>
                  <text:p text:style-name="P106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07">Number N — количество отсчетов для режима <text:span text:style-name="T98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3148319897107406569" text:style-name="L11">
        <text:list-item>
          <text:p text:style-name="P108">opened — выдается при открытии базы хранилищ</text:p>
        </text:list-item>
        <text:list-item>
          <text:p text:style-name="P108">closed — выдается при закрытии базы хранилищ</text:p>
        </text:list-item>
        <text:list-item>
          <text:p text:style-name="P108">storageCreated — выдается при создании нового хранилища<text:line-break/>Параметры</text:p>
          <text:list>
            <text:list-item>
              <text:p text:style-name="P103">StorageId id — идентификатор хранилища</text:p>
            </text:list-item>
          </text:list>
        </text:list-item>
        <text:list-item>
          <text:p text:style-name="P108">storageRemoved — выдается при удалении хранилища<text:line-break/>Параметры</text:p>
          <text:list>
            <text:list-item>
              <text:p text:style-name="P103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<text:soft-page-break/>Объект <text:span text:style-name="T110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38900969467197760" text:style-name="L12">
        <text:list-item>
          <text:p text:style-name="P109"><text:span text:style-name="T111">d</text:span>evices — <text:span text:style-name="T111">возвращает массив идентификаторов подключенных устройств (строки в формате UUID)</text:span></text:p>
        </text:list-item>
        <text:list-item>
          <text:p text:style-name="P110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10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10">registerVirtualDevice — регистрирует виртуальное устройство, <text:span text:style-name="T112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10">String id — идентификатор устройства</text:p>
            </text:list-item>
            <text:list-item>
              <text:p text:style-name="P110">String name — название устройства</text:p>
            </text:list-item>
            <text:list-item>
              <text:p text:style-name="P111">String typeIdStr — идентификатор типа устройства (может быть null)</text:p>
            </text:list-item>
            <text:list-item>
              <text:p text:style-name="P110">String sensors<text:span text:style-name="T131">Str</text:span> — строка, содержащая xml <text:span text:style-name="T131">или json </text:span>описание списка датчиков</text:p>
            </text:list-item>
            <text:list-item>
              <text:p text:style-name="P110">String contorls<text:span text:style-name="T131">Str</text:span> — строка, содержащая xml <text:span text:style-name="T131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8171063498349547705" text:style-name="L13">
        <text:list-item>
          <text:p text:style-name="P112">deviceIdentified — выдается при идентификации устройства<text:line-break/>Параметры</text:p>
          <text:list>
            <text:list-item>
              <text:p text:style-name="P112">String id — идентификатор устройства</text:p>
            </text:list-item>
            <text:list-item>
              <text:p text:style-name="P112">String name — название устройства</text:p>
            </text:list-item>
            <text:list-item>
              <text:p text:style-name="P113">String typeId — идентификатор типа устройства (может быть null)</text:p>
            </text:list-item>
          </text:list>
        </text:list-item>
        <text:list-item>
          <text:p text:style-name="P112">deviceDisconnected — выдается при отключении устройства<text:line-break/>Параметры</text:p>
          <text:list>
            <text:list-item>
              <text:p text:style-name="P112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<text:soft-page-break/>Методы<text:bookmark-end text:name="__RefHeading___Toc1297_945740794"/></text:h>
      <text:list xml:id="list9157624222013867180" text:style-name="L14">
        <text:list-item>
          <text:p text:style-name="P114">isOpened — возвращает true, если <text:span text:style-name="T116">хранилище</text:span> открыт<text:span text:style-name="T116">о</text:span></text:p>
        </text:list-item>
        <text:list-item>
          <text:p text:style-name="P115">valuesType — <text:span text:style-name="T116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14">deviceId — <text:span text:style-name="T113">возвращает </text:span>идентификатор устройства</text:p>
        </text:list-item>
        <text:list-item>
          <text:p text:style-name="P116">deviceName — возвращает название устройства</text:p>
        </text:list-item>
        <text:list-item>
          <text:p text:style-name="P116">sensorName — возвращает название датчика</text:p>
        </text:list-item>
        <text:list-item>
          <text:p text:style-name="P116">readAttribute — возвращает значение привязанного к базе атрибута<text:line-break/>Параметры</text:p>
          <text:list>
            <text:list-item>
              <text:p text:style-name="P116">String key — ключ</text:p>
            </text:list-item>
          </text:list>
        </text:list-item>
        <text:list-item>
          <text:p text:style-name="P116">valuesCount — возвращает количество записей в базе (измерений)</text:p>
        </text:list-item>
        <text:list-item>
          <text:p text:style-name="P116">valueAt — возвращает измерение — объект SensorValue<text:line-break/>Параметры</text:p>
          <text:list>
            <text:list-item>
              <text:p text:style-name="P116">index — индекс записи в базе (0-based)</text:p>
            </text:list-item>
          </text:list>
        </text:list-item>
        <text:list-item>
          <text:p text:style-name="P117">getStoreMode — возвращает тип самой базы, определяющий способ хранени<text:span text:style-name="T114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3975282576248595854" text:style-name="L15">
        <text:list-item>
          <text:p text:style-name="P118">newValueWritten — выдается, когда в базу записывается новое значение<text:line-break/>Параметры</text:p>
          <text:list>
            <text:list-item>
              <text:p text:style-name="P118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15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1796817625685183586" text:style-name="L16">
        <text:list-item>
          <text:p text:style-name="P119">isIdentified — возвращает true, если устройство идентифицировано</text:p>
        </text:list-item>
        <text:list-item>
          <text:p text:style-name="P119">id — возвращает идентификатор устройства</text:p>
        </text:list-item>
        <text:list-item>
          <text:p text:style-name="P119">name — возвращает название устройства</text:p>
        </text:list-item>
        <text:list-item>
          <text:p text:style-name="P119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19"><text:soft-page-break/>String cmd — команда устройству</text:p>
            </text:list-item>
            <text:list-item>
              <text:p text:style-name="P119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3891058621703439615" text:style-name="L17">
        <text:list-item>
          <text:p text:style-name="P120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5559872706230215464" text:style-name="L18">
        <text:list-item>
          <text:p text:style-name="P121">writeInfo — генерирует сообщение info от устройства<text:line-break/>Параметры</text:p>
          <text:list>
            <text:list-item>
              <text:p text:style-name="P121"><text:span text:style-name="T132">Array </text:span>args — аргументы сообщения</text:p>
            </text:list-item>
          </text:list>
        </text:list-item>
        <text:list-item>
          <text:p text:style-name="P121">writeMeasurement — генерирует сообщение от устройства, содержащее измерение<text:line-break/>Параметры</text:p>
          <text:list>
            <text:list-item>
              <text:p text:style-name="P121"><text:span text:style-name="T132">String </text:span>name — название датчика</text:p>
            </text:list-item>
            <text:list-item>
              <text:p text:style-name="P121"><text:span text:style-name="T132">SensorValue </text:span>value — <text:span text:style-name="T117">измерение (объект SensorValue)</text:span></text:p>
            </text:list-item>
          </text:list>
        </text:list-item>
        <text:list-item>
          <text:p text:style-name="P122">setCommandCallback — устанавливает функцию-обработчик для команд устройству <text:line-break/>Параметры</text:p>
          <text:list>
            <text:list-item>
              <text:p text:style-name="P122">Function func — javascript-функция обработчик (должна принимать 2 параметра — строка-команда и массив строк — аргументы команды) <text:span text:style-name="T124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23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23">String cmd — команда</text:p>
            </text:list-item>
            <text:list-item>
              <text:p text:style-name="P123">Number paramIndex — номер параметра команды (начиная с 1)</text:p>
            </text:list-item>
            <text:list-item>
              <text:p text:style-name="P123">value — новое значение параметра (строка или число)</text:p>
            </text:list-item>
          </text:list>
        </text:list-item>
        <text:list-item>
          <text:p text:style-name="P123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23">String paramName — название параметра</text:p>
            </text:list-item>
            <text:list-item>
              <text:p text:style-name="P123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<text:soft-page-break/>Сигналы<text:bookmark-end text:name="__RefHeading___Toc1313_945740794"/></text:h>
      <text:list xml:id="list8191234749611263813" text:style-name="L19">
        <text:list-item>
          <text:p text:style-name="P124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8083476105968860489" text:style-name="L20">
        <text:list-item>
          <text:p text:style-name="P125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14">javascript тип Date)</text:span></text:p>
        </text:list-item>
        <text:list-item>
          <text:p text:style-name="P126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4-25T13:43:58.831598199</dc:date>
    <meta:editing-cycles>366</meta:editing-cycles>
    <meta:editing-duration>P14DT4H8M50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5" meta:paragraph-count="284" meta:word-count="3395" meta:character-count="28400" meta:non-whitespace-character-count="25219"/>
  </office:meta>
</office:document-meta>
</file>